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bottom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left" draw:textarea-vertical-align="bottom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width="0.1cm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" fo:font-size="30pt" style:font-size-asian="30pt" style:font-size-complex="30pt"/>
    </style:style>
    <style:style style:name="P3" style:family="paragraph">
      <style:text-properties style:font-name="Comic Sans MS" fo:font-size="30pt" style:font-size-asian="30pt" style:font-size-complex="30pt"/>
    </style:style>
    <style:style style:name="T1" style:family="text">
      <style:text-properties style:font-name="Comic Sans MS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5" draw:id="id5" draw:layer="layout" svg:width="1.2cm" svg:height="1.2cm" svg:x="15.3cm" svg:y="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2cm" svg:height="1.2cm" svg:x="27cm" svg:y="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2cm" svg:height="1.2cm" svg:x="7.8cm" svg:y="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2cm" svg:height="1.2cm" svg:x="8.5cm" svg:y="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7.3cm" svg:height="4cm" svg:x="1.2cm" svg:y="15.3cm">
          <text:p text:style-name="P1"><text:span text:style-name="T1">Virtual memory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03cm" svg:height="1.8cm" svg:x="2.19cm" svg:y="15.8cm">
          <text:p text:style-name="P1"><text:span text:style-name="T1">pag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03cm" svg:height="1.8cm" svg:x="7.768cm" svg:y="15.8cm">
          <text:p text:style-name="P1"><text:span text:style-name="T1">pag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03cm" svg:height="1.8cm" svg:x="18.597cm" svg:y="15.8cm">
          <text:p text:style-name="P1"><text:span text:style-name="T1">pag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2.7cm" svg:height="4.4cm" svg:x="1.7cm" svg:y="10.3cm">
          <text:p text:style-name="P1"><text:span text:style-name="T1"><text:s text:c="8"/></text:span><text:span text:style-name="T1">Haskell hea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2.543cm" svg:height="1.8cm" svg:x="2.2cm" svg:y="10.9cm">
          <text:p text:style-name="P1"><text:span text:style-name="T1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4" draw:id="id4" draw:layer="layout" svg:width="2.543cm" svg:height="1.8cm" svg:x="10.557cm" svg:y="10.9cm">
          <text:p text:style-name="P1"><text:span text:style-name="T1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6" draw:id="id6" draw:layer="layout" svg:width="2.543cm" svg:height="1.8cm" svg:x="18.6cm" svg:y="10.9cm">
          <text:p text:style-name="P1"><text:span text:style-name="T1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8" draw:id="id8" draw:layer="layout" svg:width="2.543cm" svg:height="1.8cm" svg:x="21.357cm" svg:y="10.9cm">
          <text:p text:style-name="P1"><text:span text:style-name="T1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7.3cm" svg:height="2.387cm" svg:x="1.2cm" svg:y="1.613cm">
          <text:p text:style-name="P1"><text:span text:style-name="T1">Kernel designed with strong 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1cm" svg:height="3.5cm" svg:x="10.3cm" svg:y="12.6cm">
          <text:p/>
          <draw:enhanced-geometry svg:viewBox="0 0 21600 21600" draw:text-areas="?f0 0 ?f2 ?f5" draw:type="down-arrow" draw:modifiers="15239.0745501285 5718.6713963237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3.1cm" svg:height="3.5cm" svg:x="18.4cm" svg:y="12.6cm">
          <text:p/>
          <draw:enhanced-geometry svg:viewBox="0 0 21600 21600" draw:text-areas="?f0 0 ?f2 ?f5" draw:type="down-arrow" draw:modifiers="15239.0745501285 5718.6713963237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3.1cm" svg:height="3.5cm" svg:x="21.1cm" svg:y="12.6cm">
          <text:p/>
          <draw:enhanced-geometry svg:viewBox="0 0 21600 21600" draw:text-areas="?f0 0 ?f2 ?f5" draw:type="down-arrow" draw:modifiers="15239.0745501285 5718.6713963237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3.1cm" svg:height="3.5cm" svg:x="1.9cm" svg:y="12.6cm">
          <text:p/>
          <draw:enhanced-geometry svg:viewBox="0 0 21600 21600" draw:text-areas="?f0 0 ?f2 ?f5" draw:type="down-arrow" draw:modifiers="15239.0745501285 5718.6713963237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3.1cm" svg:height="3.5cm" svg:x="10.3cm" svg:y="7.6cm">
          <text:p/>
          <draw:enhanced-geometry svg:viewBox="0 0 21600 21600" draw:text-areas="?f0 0 ?f2 ?f5" draw:type="down-arrow" draw:modifiers="15239.0745501285 5718.6713963237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3.1cm" svg:height="3.5cm" svg:x="18.4cm" svg:y="7.6cm">
          <text:p/>
          <draw:enhanced-geometry svg:viewBox="0 0 21600 21600" draw:text-areas="?f0 0 ?f2 ?f5" draw:type="down-arrow" draw:modifiers="15239.0745501285 5718.6713963237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3.1cm" svg:height="3.5cm" svg:x="21.1cm" svg:y="7.6cm">
          <text:p/>
          <draw:enhanced-geometry svg:viewBox="0 0 21600 21600" draw:text-areas="?f0 0 ?f2 ?f5" draw:type="down-arrow" draw:modifiers="15239.0745501285 5718.6713963237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3.1cm" svg:height="3.5cm" svg:x="1.9cm" svg:y="7.6cm">
          <text:p/>
          <draw:enhanced-geometry svg:viewBox="0 0 21600 21600" draw:text-areas="?f0 0 ?f2 ?f5" draw:type="down-arrow" draw:modifiers="15239.0745501285 5718.6713963237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3" draw:layer="layout" svg:width="3.478cm" svg:height="1.728cm" svg:x="1.7cm" svg:y="5.8cm">
          <draw:text-box>
            <text:p><text:span text:style-name="T1">Touch</text:span></text:p>
          </draw:text-box>
        </draw:frame>
        <draw:frame draw:style-name="gr7" draw:text-style-name="P3" draw:layer="layout" svg:width="3.478cm" svg:height="1.728cm" svg:x="10cm" svg:y="5.872cm">
          <draw:text-box>
            <text:p><text:span text:style-name="T1">Touch</text:span></text:p>
          </draw:text-box>
        </draw:frame>
        <draw:frame draw:style-name="gr7" draw:text-style-name="P3" draw:layer="layout" svg:width="3.478cm" svg:height="1.728cm" svg:x="21.4cm" svg:y="5.8cm">
          <draw:text-box>
            <text:p><text:span text:style-name="T1">Touch</text:span></text:p>
          </draw:text-box>
        </draw:frame>
        <draw:connector draw:style-name="gr8" draw:text-style-name="P1" draw:layer="layout" draw:type="curve" svg:x1="8.4cm" svg:y1="4cm" svg:x2="4.743cm" svg:y2="11.8cm" draw:start-shape="id1" draw:start-glue-point="2" draw:end-shape="id2" draw:end-glue-point="1" svg:d="m8400 4000c0 5200-1219 7800-3657 7800" svg:viewBox="0 0 3658 7801">
          <text:p/>
        </draw:connector>
        <draw:connector draw:style-name="gr8" draw:text-style-name="P1" draw:layer="layout" draw:type="curve" svg:x1="9.1cm" svg:y1="4cm" svg:x2="10.557cm" svg:y2="11.8cm" draw:start-shape="id3" draw:start-glue-point="2" draw:end-shape="id4" draw:end-glue-point="3" svg:d="m9100 4000c0 5200 485 7800 1457 7800" svg:viewBox="0 0 1458 7801">
          <text:p/>
        </draw:connector>
        <draw:connector draw:style-name="gr8" draw:text-style-name="P1" draw:layer="layout" draw:type="curve" svg:x1="15.9cm" svg:y1="4cm" svg:x2="18.6cm" svg:y2="11.8cm" draw:start-shape="id5" draw:start-glue-point="2" draw:end-shape="id6" draw:end-glue-point="3" svg:d="m15900 4000c0 5200 900 7800 2700 7800" svg:viewBox="0 0 2701 7801">
          <text:p/>
        </draw:connector>
        <draw:connector draw:style-name="gr8" draw:text-style-name="P1" draw:layer="layout" draw:type="curve" svg:x1="27.6cm" svg:y1="4cm" svg:x2="23.9cm" svg:y2="11.8cm" draw:start-shape="id7" draw:start-glue-point="2" draw:end-shape="id8" draw:end-glue-point="1" svg:d="m27600 4000c0 5200-1233 7800-3700 7800" svg:viewBox="0 0 3701 7801">
          <text:p/>
        </draw:connector>
        <draw:frame draw:style-name="gr7" draw:text-style-name="P3" draw:layer="layout" svg:width="3.478cm" svg:height="1.728cm" svg:x="17.661cm" svg:y="5.737cm">
          <draw:text-box>
            <text:p><text:span text:style-name="T1">Touch</text:span></text:p>
          </draw:text-box>
        </draw:frame>
        <draw:frame draw:style-name="gr7" draw:text-style-name="P3" draw:layer="layout" svg:width="5.366cm" svg:height="1.728cm" svg:x="2.9cm" svg:y="4.1cm">
          <draw:text-box>
            <text:p><text:span text:style-name="T1">Construct</text:span></text:p>
          </draw:text-box>
        </draw:frame>
        <draw:frame draw:style-name="gr7" draw:text-style-name="P3" draw:layer="layout" svg:width="5.366cm" svg:height="1.728cm" svg:x="9.234cm" svg:y="4.172cm">
          <draw:text-box>
            <text:p><text:span text:style-name="T1">Construct</text:span></text:p>
          </draw:text-box>
        </draw:frame>
        <draw:frame draw:style-name="gr7" draw:text-style-name="P3" draw:layer="layout" svg:width="5.366cm" svg:height="1.728cm" svg:x="16cm" svg:y="4.072cm">
          <draw:text-box>
            <text:p><text:span text:style-name="T1">Construct</text:span></text:p>
          </draw:text-box>
        </draw:frame>
        <draw:frame draw:style-name="gr7" draw:text-style-name="P3" draw:layer="layout" svg:width="5.366cm" svg:height="1.728cm" svg:x="22.134cm" svg:y="4.172cm">
          <draw:text-box>
            <text:p><text:span text:style-name="T1">Constru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12-11T09:25:16.441009311</dc:date>
    <dc:creator>Okabe Kiwamu</dc:creator>
    <meta:editing-duration>PT18H25M50S</meta:editing-duration>
    <meta:editing-cycles>235</meta:editing-cycles>
    <meta:generator>LibreOffice/4.1.3.2$Linux_X86_64 LibreOffice_project/410m0$Build-2</meta:generator>
    <meta:document-statistic meta:object-count="34"/>
  </office:meta>
</office:document-meta>
</file>